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3.425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4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02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 style:writing-mode="lr-tb"/>
      <style:text-properties fo:font-size="18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  <style:text-properties style:font-name="Droid Sans Mono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33" style:family="text">
      <style:text-properties style:font-name="Droid Sans Mono" fo:font-size="16pt" fo:language="ru" fo:country="RU" style:font-size-asian="16pt" style:font-size-complex="16pt"/>
    </style:style>
    <style:style style:name="T34" style:family="text">
      <style:text-properties style:font-name="Droid Sans Mono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</text:span><text:span text:style-name="T1">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</text:span><text:span text:style-name="T8">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</text:span><text:span text:style-name="T21">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</text:span><text:span text:style-name="T6">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</text:span><text:span text:style-name="T15">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1" draw:layer="layout" svg:width="24.6cm" svg:height="0.788cm" svg:x="1.8cm" svg:y="6cm">
          <draw:text-box>
            <text:p text:style-name="P10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2"><text:span text:style-name="T26">Прагматика</text:span><text:span text:style-name="T27"> - </text:span><text:span text:style-name="T6">отдельные слова и </text:span><text:span text:style-name="T6">устойчивые </text:span><text:span text:style-name="T6">словосочетания</text:span></text:p>
              </table:table-cell>
            </table:table-row>
            <table:table-row table:style-name="ro1">
              <table:table-cell table:style-name="ce2">
                <text:p text:style-name="P12"><text:span text:style-name="T26">Семантика </text:span><text:span text:style-name="T27">- </text:span><text:span text:style-name="T27">смыслы </text:span><text:span text:style-name="T6">последовательнос</text:span><text:span text:style-name="T6">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5">Синтаксис </text:span><text:span text:style-name="T6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5">Лексика</text:span><text:span text:style-name="T6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28">этапы обработки текста для определения тона</text:span></text:p>
            <text:p text:style-name="P3"><text:span text:style-name="T28"/></text:p>
            <text:p text:style-name="P3"><text:span text:style-name="T29">определение языка</text:span></text:p>
            <text:p text:style-name="P3"><text:span text:style-name="T28"/></text:p>
            <text:p text:style-name="P8"><text:span text:style-name="T29">токенизация <text:s/></text:span></text:p>
            <text:p text:style-name="P3"><text:span text:style-name="T29"><text:line-break/></text:span><text:span text:style-name="T29">коррекция орфографических ошибок</text:span></text:p>
            <text:p text:style-name="P8"><text:span text:style-name="T29"/></text:p>
            <text:p text:style-name="P8"><text:span text:style-name="T29">лемматизация</text:span></text:p>
            <text:p text:style-name="P8"><text:span text:style-name="T29"/></text:p>
            <text:p text:style-name="P3"><text:span text:style-name="T29">частотный анализ (извлечение признаков)</text:span><text:span text:style-name="T29"><text:line-break/></text:span><text:span text:style-name="T29"><text:line-break/></text:span><text:span text:style-name="T29">применение классификатора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0">NLP </text:span><text:span text:style-name="T31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13" draw:layer="layout" svg:width="19.2cm" svg:height="10.666cm" svg:x="3.2cm" svg:y="5cm">
          <draw:text-box>
            <text:p text:style-name="P3"><text:span text:style-name="T28">этапы обработки текста для извлечения информации</text:span></text:p>
            <text:p text:style-name="P3"><text:span text:style-name="T28"/></text:p>
            <text:p text:style-name="P3"><text:span text:style-name="T29">определение языка</text:span></text:p>
            <text:p text:style-name="P3"><text:span text:style-name="T29"/></text:p>
            <text:p text:style-name="P8"><text:span text:style-name="T29">токенизация <text:s/></text:span></text:p>
            <text:p text:style-name="P3"><text:span text:style-name="T29"><text:line-break/></text:span><text:span text:style-name="T29">коррекция орфографических ошибок</text:span></text:p>
            <text:p text:style-name="P8"><text:span text:style-name="T29"/></text:p>
            <text:p text:style-name="P8"><text:span text:style-name="T29">лемматизация</text:span></text:p>
            <text:p text:style-name="P8"><text:span text:style-name="T29"/></text:p>
            <text:p text:style-name="P3"><text:span text:style-name="T29">синтаксический анализ</text:span><text:span text:style-name="T29"><text:line-break/></text:span><text:span text:style-name="T29"><text:line-break/></text:span><text:span text:style-name="T29">семантический анализ</text:span></text:p>
            <text:p text:style-name="P3"><text:span text:style-name="T29"/></text:p>
            <text:p text:style-name="P3"><text:span text:style-name="T29">извлечение структурированной информаци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0">NLP </text:span><text:span text:style-name="T31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28">этапы обработки текста для чатбота</text:span></text:p>
            <text:p text:style-name="P3"><text:span text:style-name="T28"/></text:p>
            <text:p text:style-name="P3"><text:span text:style-name="T29">определение языка</text:span></text:p>
            <text:p text:style-name="P3"><text:span text:style-name="T28"/></text:p>
            <text:p text:style-name="P8"><text:span text:style-name="T29">токенизация <text:s/></text:span></text:p>
            <text:p text:style-name="P3"><text:span text:style-name="T29"><text:line-break/></text:span><text:span text:style-name="T29">коррекция орфографических ошибок</text:span></text:p>
            <text:p text:style-name="P8"><text:span text:style-name="T29"/></text:p>
            <text:p text:style-name="P8"><text:span text:style-name="T29">лемматизация</text:span></text:p>
            <text:p text:style-name="P8"><text:span text:style-name="T29"/></text:p>
            <text:p text:style-name="P3"><text:span text:style-name="T29">семантическое кодирование слов (W2V, BERT)</text:span><text:span text:style-name="T29"><text:line-break/></text:span><text:span text:style-name="T29"><text:line-break/></text:span><text:span text:style-name="T29">применение нейросетевой языковой модели</text:span></text:p>
          </draw:text-box>
        </draw:frame>
        <draw:frame presentation:style-name="pr3" draw:text-style-name="P14" draw:layer="layout" svg:width="22.4cm" svg:height="1.339cm" svg:x="1.4cm" svg:y="1.93cm" presentation:class="title" presentation:user-transformed="true">
          <draw:text-box>
            <text:p><text:span text:style-name="T30">NLP </text:span><text:span text:style-name="T31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7" draw:layer="layout" svg:width="25.8cm" svg:height="13.552cm" svg:x="1.4cm" svg:y="4.6cm">
          <draw:text-box>
            <text:p><text:span text:style-name="T32">Литература</text:span></text:p>
            <text:p><text:span text:style-name="T33"/></text:p>
            <text:p text:style-name="P16"><text:span text:style-name="T33">git clone </text:span><text:span text:style-name="T33"><text:a xlink:href="https://github.com/mechanoid5/ml_nlp" xlink:type="simple">https://github.com/mechanoid5/ml_nlp</text:a></text:span></text:p>
            <text:p text:style-name="P16"><text:span text:style-name="T33"/></text:p>
            <text:p text:style-name="P16"><text:span text:style-name="T33"/></text:p>
            <text:p text:style-name="P16"><text:span text:style-name="T33">С.Ананян Введение в компьютерную лингвистику// Мегапьютер </text:span><text:span text:style-name="T33">Интеллидженс </text:span></text:p>
            <text:p text:style-name="P16"><text:span text:style-name="T33"><text:a xlink:href="https://youtu.be/3fHzOIaLSPc" xlink:type="simple">https://youtu.be/3fHzOIaLSPc</text:a></text:span></text:p>
            <text:p text:style-name="P16"><text:span text:style-name="T33"/></text:p>
            <text:p text:style-name="P16"><text:span text:style-name="T33"/></text:p>
            <text:p text:style-name="P16"><text:span text:style-name="T33"/></text:p>
            <text:p text:style-name="P16"><text:span text:style-name="T34"/></text:p>
            <text:p><text:span text:style-name="T33"/></text:p>
            <text:p><text:span text:style-name="T3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13:02:45.043986481</dc:date>
    <meta:editing-duration>P2DT19H49M24S</meta:editing-duration>
    <meta:editing-cycles>695</meta:editing-cycles>
    <meta:generator>LibreOffice/7.2.5.2.0$Linux_X86_64 LibreOffice_project/20$Build-2</meta:generator>
    <meta:document-statistic meta:object-count="87"/>
  </office:meta>
</office:document-meta>
</file>